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2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nstructions</text:p>
          </table:table-cell>
          <table:table-cell office:value-type="string" calcext:value-type="string">
            <text:p>Bound</text:p>
          </table:table-cell>
          <table:table-cell office:value-type="string" calcext:value-type="string">
            <text:p>Last report</text:p>
          </table:table-cell>
          <table:table-cell office:value-type="string" calcext:value-type="string">
            <text:p>Ti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7" calcext:value-type="float">
            <text:p>7</text:p>
          </table:table-cell>
          <table:table-cell table:formula="of:=[.F2]/3600" office:value-type="float" office:value="17.9578333333333" calcext:value-type="float">
            <text:p>17.9578333333333</text:p>
          </table:table-cell>
          <table:table-cell office:value-type="string" calcext:value-type="string">
            <text:p>24hrs</text:p>
          </table:table-cell>
          <table:table-cell/>
          <table:table-cell office:value-type="float" office:value="64648.2" calcext:value-type="float">
            <text:p>64648.2</text:p>
          </table:table-cell>
          <table:table-cell table:number-columns-repeated="2"/>
          <table:table-cell office:value-type="string" calcext:value-type="string">
            <text:p>21 bounded</text:p>
          </table:table-cell>
          <table:table-cell office:value-type="string" calcext:value-type="string">
            <text:p>2/21 hard</text:p>
          </table:table-cell>
        </table:table-row>
        <table:table-row table:style-name="ro1">
          <table:table-cell office:value-type="string" calcext:value-type="string">
            <text:p>ADDI</text:p>
          </table:table-cell>
          <table:table-cell office:value-type="float" office:value="8366" calcext:value-type="float">
            <text:p>8366</text:p>
          </table:table-cell>
          <table:table-cell table:formula="of:=[.F3]/3600" office:value-type="float" office:value="12.0956388888889" calcext:value-type="float">
            <text:p>12.0956388888889</text:p>
          </table:table-cell>
          <table:table-cell office:value-type="string" calcext:value-type="string">
            <text:p>24hrs</text:p>
          </table:table-cell>
          <table:table-cell/>
          <table:table-cell office:value-type="float" office:value="43544.3" calcext:value-type="float">
            <text:p>43544.3</text:p>
          </table:table-cell>
          <table:table-cell table:number-columns-repeated="2"/>
          <table:table-cell table:formula="of:=AVERAGE([.B2:.B30])" office:value-type="float" office:value="12972.9166666667" calcext:value-type="float">
            <text:p>12972.9166666667</text:p>
          </table:table-cell>
          <table:table-cell office:value-type="string" calcext:value-type="string">
            <text:p>ADD/SUB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0142" calcext:value-type="float">
            <text:p>10142</text:p>
          </table:table-cell>
          <table:table-cell table:formula="of:=[.F4]/3600" office:value-type="float" office:value="5.67722222222222" calcext:value-type="float">
            <text:p>5.67722222222222</text:p>
          </table:table-cell>
          <table:table-cell office:value-type="string" calcext:value-type="string">
            <text:p>24hrs</text:p>
          </table:table-cell>
          <table:table-cell/>
          <table:table-cell office:value-type="float" office:value="20438" calcext:value-type="float">
            <text:p>20438</text:p>
          </table:table-cell>
          <table:table-cell table:number-columns-repeated="2"/>
          <table:table-cell office:value-type="string" calcext:value-type="string">
            <text:p>5 unbounded</text:p>
          </table:table-cell>
          <table:table-cell office:value-type="string" calcext:value-type="string">
            <text:p>&lt; btor</text:p>
          </table:table-cell>
        </table:table-row>
        <table:table-row table:style-name="ro1">
          <table:table-cell office:value-type="string" calcext:value-type="string">
            <text:p>ANDI</text:p>
          </table:table-cell>
          <table:table-cell office:value-type="float" office:value="18417" calcext:value-type="float">
            <text:p>18417</text:p>
          </table:table-cell>
          <table:table-cell table:formula="of:=[.F5]/3600" office:value-type="float" office:value="0.496083333333333" calcext:value-type="float">
            <text:p>0.496083333333333</text:p>
          </table:table-cell>
          <table:table-cell office:value-type="string" calcext:value-type="string">
            <text:p>24hrs</text:p>
          </table:table-cell>
          <table:table-cell/>
          <table:table-cell office:value-type="float" office:value="1785.9" calcext:value-type="float">
            <text:p>1785.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UIPC</text:p>
          </table:table-cell>
          <table:table-cell office:value-type="string" calcext:value-type="string">
            <text:p>Unbounded</text:p>
          </table:table-cell>
          <table:table-cell table:formula="of:=[.F6]/3600" office:value-type="float" office:value="1.31986111111111" calcext:value-type="float">
            <text:p>1.31986111111111</text:p>
          </table:table-cell>
          <table:table-cell table:number-columns-repeated="2"/>
          <table:table-cell office:value-type="float" office:value="4751.5" calcext:value-type="float">
            <text:p>4751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Q</text:p>
          </table:table-cell>
          <table:table-cell office:value-type="float" office:value="11230" calcext:value-type="float">
            <text:p>11230</text:p>
          </table:table-cell>
          <table:table-cell table:formula="of:=[.F7]/3600" office:value-type="float" office:value="1.78441666666667" calcext:value-type="float">
            <text:p>1.78441666666667</text:p>
          </table:table-cell>
          <table:table-cell office:value-type="string" calcext:value-type="string">
            <text:p>24hrs</text:p>
          </table:table-cell>
          <table:table-cell/>
          <table:table-cell office:value-type="float" office:value="6423.9" calcext:value-type="float">
            <text:p>6423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GE</text:p>
          </table:table-cell>
          <table:table-cell office:value-type="float" office:value="19578" calcext:value-type="float">
            <text:p>19578</text:p>
          </table:table-cell>
          <table:table-cell table:formula="of:=[.F8]/3600" office:value-type="float" office:value="1.19455555555556" calcext:value-type="float">
            <text:p>1.19455555555556</text:p>
          </table:table-cell>
          <table:table-cell office:value-type="string" calcext:value-type="string">
            <text:p>24hrs</text:p>
          </table:table-cell>
          <table:table-cell/>
          <table:table-cell office:value-type="float" office:value="4300.4" calcext:value-type="float">
            <text:p>4300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GEU</text:p>
          </table:table-cell>
          <table:table-cell office:value-type="float" office:value="11144" calcext:value-type="float">
            <text:p>11144</text:p>
          </table:table-cell>
          <table:table-cell table:formula="of:=[.F9]/3600" office:value-type="float" office:value="2.79494444444444" calcext:value-type="float">
            <text:p>2.79494444444444</text:p>
          </table:table-cell>
          <table:table-cell office:value-type="string" calcext:value-type="string">
            <text:p>24hrs</text:p>
          </table:table-cell>
          <table:table-cell/>
          <table:table-cell office:value-type="float" office:value="10061.8" calcext:value-type="float">
            <text:p>10061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T</text:p>
          </table:table-cell>
          <table:table-cell office:value-type="float" office:value="8960" calcext:value-type="float">
            <text:p>8960</text:p>
          </table:table-cell>
          <table:table-cell table:formula="of:=[.F10]/3600" office:value-type="float" office:value="4.48325" calcext:value-type="float">
            <text:p>4.48325</text:p>
          </table:table-cell>
          <table:table-cell office:value-type="string" calcext:value-type="string">
            <text:p>24hrs</text:p>
          </table:table-cell>
          <table:table-cell/>
          <table:table-cell office:value-type="float" office:value="16139.7" calcext:value-type="float">
            <text:p>16139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TU</text:p>
          </table:table-cell>
          <table:table-cell office:value-type="float" office:value="9892" calcext:value-type="float">
            <text:p>9892</text:p>
          </table:table-cell>
          <table:table-cell table:formula="of:=[.F11]/3600" office:value-type="float" office:value="2.11908333333333" calcext:value-type="float">
            <text:p>2.11908333333333</text:p>
          </table:table-cell>
          <table:table-cell office:value-type="string" calcext:value-type="string">
            <text:p>24hrs</text:p>
          </table:table-cell>
          <table:table-cell/>
          <table:table-cell office:value-type="float" office:value="7628.7" calcext:value-type="float">
            <text:p>7628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NE</text:p>
          </table:table-cell>
          <table:table-cell office:value-type="float" office:value="11630" calcext:value-type="float">
            <text:p>11630</text:p>
          </table:table-cell>
          <table:table-cell table:formula="of:=[.F12]/3600" office:value-type="float" office:value="2.05241666666667" calcext:value-type="float">
            <text:p>2.05241666666667</text:p>
          </table:table-cell>
          <table:table-cell office:value-type="string" calcext:value-type="string">
            <text:p>24hrs</text:p>
          </table:table-cell>
          <table:table-cell/>
          <table:table-cell office:value-type="float" office:value="7388.7" calcext:value-type="float">
            <text:p>7388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L</text:p>
          </table:table-cell>
          <table:table-cell office:value-type="string" calcext:value-type="string">
            <text:p>Unbounded</text:p>
          </table:table-cell>
          <table:table-cell table:formula="of:=[.F13]/3600" office:value-type="float" office:value="0.275083333333333" calcext:value-type="float">
            <text:p>0.275083333333333</text:p>
          </table:table-cell>
          <table:table-cell table:number-columns-repeated="2"/>
          <table:table-cell office:value-type="float" office:value="990.3" calcext:value-type="float">
            <text:p>990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LR</text:p>
          </table:table-cell>
          <table:table-cell office:value-type="float" office:value="18260" calcext:value-type="float">
            <text:p>18260</text:p>
          </table:table-cell>
          <table:table-cell table:formula="of:=[.F14]/3600" office:value-type="float" office:value="0.180361111111111" calcext:value-type="float">
            <text:p>0.180361111111111</text:p>
          </table:table-cell>
          <table:table-cell table:number-columns-repeated="2"/>
          <table:table-cell office:value-type="float" office:value="649.3" calcext:value-type="float">
            <text:p>649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I</text:p>
          </table:table-cell>
          <table:table-cell office:value-type="string" calcext:value-type="string">
            <text:p>Unbounded</text:p>
          </table:table-cell>
          <table:table-cell table:formula="of:=[.F15]/3600" office:value-type="float" office:value="0.0619722222222222" calcext:value-type="float">
            <text:p>0.061972222222222</text:p>
          </table:table-cell>
          <table:table-cell table:number-columns-repeated="2"/>
          <table:table-cell office:value-type="float" office:value="223.1" calcext:value-type="float">
            <text:p>223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4085" calcext:value-type="float">
            <text:p>4085</text:p>
          </table:table-cell>
          <table:table-cell table:formula="of:=[.F16]/3600" office:value-type="float" office:value="8.47686111111111" calcext:value-type="float">
            <text:p>8.47686111111111</text:p>
          </table:table-cell>
          <table:table-cell table:number-columns-repeated="2"/>
          <table:table-cell office:value-type="float" office:value="30516.7" calcext:value-type="float">
            <text:p>30516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I</text:p>
          </table:table-cell>
          <table:table-cell office:value-type="float" office:value="17800" calcext:value-type="float">
            <text:p>17800</text:p>
          </table:table-cell>
          <table:table-cell table:formula="of:=[.F17]/3600" office:value-type="float" office:value="3.25363888888889" calcext:value-type="float">
            <text:p>3.25363888888889</text:p>
          </table:table-cell>
          <table:table-cell table:number-columns-repeated="2"/>
          <table:table-cell office:value-type="float" office:value="11713.1" calcext:value-type="float">
            <text:p>11713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L</text:p>
          </table:table-cell>
          <table:table-cell office:value-type="float" office:value="18565" calcext:value-type="float">
            <text:p>18565</text:p>
          </table:table-cell>
          <table:table-cell table:formula="of:=[.F18]/3600" office:value-type="float" office:value="0.56225" calcext:value-type="float">
            <text:p>0.56225</text:p>
          </table:table-cell>
          <table:table-cell table:number-columns-repeated="2"/>
          <table:table-cell office:value-type="float" office:value="2024.1" calcext:value-type="float">
            <text:p>2024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LI</text:p>
          </table:table-cell>
          <table:table-cell office:value-type="float" office:value="17642" calcext:value-type="float">
            <text:p>17642</text:p>
          </table:table-cell>
          <table:table-cell table:formula="of:=[.F19]/3600" office:value-type="float" office:value="0.739027777777778" calcext:value-type="float">
            <text:p>0.739027777777778</text:p>
          </table:table-cell>
          <table:table-cell table:number-columns-repeated="2"/>
          <table:table-cell office:value-type="float" office:value="2660.5" calcext:value-type="float">
            <text:p>2660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T</text:p>
          </table:table-cell>
          <table:table-cell office:value-type="float" office:value="16810" calcext:value-type="float">
            <text:p>16810</text:p>
          </table:table-cell>
          <table:table-cell table:formula="of:=[.F20]/3600" office:value-type="float" office:value="1.7095" calcext:value-type="float">
            <text:p>1.7095</text:p>
          </table:table-cell>
          <table:table-cell table:number-columns-repeated="2"/>
          <table:table-cell office:value-type="float" office:value="6154.2" calcext:value-type="float">
            <text:p>6154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TI</text:p>
          </table:table-cell>
          <table:table-cell office:value-type="string" calcext:value-type="string">
            <text:p>Unbounded</text:p>
          </table:table-cell>
          <table:table-cell table:formula="of:=[.F21]/3600" office:value-type="float" office:value="0.103583333333333" calcext:value-type="float">
            <text:p>0.103583333333333</text:p>
          </table:table-cell>
          <table:table-cell table:number-columns-repeated="2"/>
          <table:table-cell office:value-type="float" office:value="372.9" calcext:value-type="float">
            <text:p>372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TIU</text:p>
          </table:table-cell>
          <table:table-cell office:value-type="string" calcext:value-type="string">
            <text:p>Unbounded</text:p>
          </table:table-cell>
          <table:table-cell table:formula="of:=[.F22]/3600" office:value-type="float" office:value="0.0840277777777778" calcext:value-type="float">
            <text:p>0.084027777777778</text:p>
          </table:table-cell>
          <table:table-cell table:number-columns-repeated="2"/>
          <table:table-cell office:value-type="float" office:value="302.5" calcext:value-type="float">
            <text:p>302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TU</text:p>
          </table:table-cell>
          <table:table-cell office:value-type="float" office:value="16810" calcext:value-type="float">
            <text:p>16810</text:p>
          </table:table-cell>
          <table:table-cell table:formula="of:=[.F23]/3600" office:value-type="float" office:value="1.69208333333333" calcext:value-type="float">
            <text:p>1.69208333333333</text:p>
          </table:table-cell>
          <table:table-cell table:number-columns-repeated="2"/>
          <table:table-cell office:value-type="float" office:value="6091.5" calcext:value-type="float">
            <text:p>6091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A</text:p>
          </table:table-cell>
          <table:table-cell office:value-type="float" office:value="14257" calcext:value-type="float">
            <text:p>14257</text:p>
          </table:table-cell>
          <table:table-cell table:formula="of:=[.F24]/3600" office:value-type="float" office:value="1.28319444444444" calcext:value-type="float">
            <text:p>1.28319444444444</text:p>
          </table:table-cell>
          <table:table-cell table:number-columns-repeated="2"/>
          <table:table-cell office:value-type="float" office:value="4619.5" calcext:value-type="float">
            <text:p>4619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AI</text:p>
          </table:table-cell>
          <table:table-cell office:value-type="float" office:value="17647" calcext:value-type="float">
            <text:p>17647</text:p>
          </table:table-cell>
          <table:table-cell table:formula="of:=[.F25]/3600" office:value-type="float" office:value="1.46141666666667" calcext:value-type="float">
            <text:p>1.46141666666667</text:p>
          </table:table-cell>
          <table:table-cell table:number-columns-repeated="2"/>
          <table:table-cell office:value-type="float" office:value="5261.1" calcext:value-type="float">
            <text:p>5261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L</text:p>
          </table:table-cell>
          <table:table-cell office:value-type="float" office:value="18171" calcext:value-type="float">
            <text:p>18171</text:p>
          </table:table-cell>
          <table:table-cell table:formula="of:=[.F26]/3600" office:value-type="float" office:value="0.738694444444445" calcext:value-type="float">
            <text:p>0.738694444444445</text:p>
          </table:table-cell>
          <table:table-cell table:number-columns-repeated="2"/>
          <table:table-cell office:value-type="float" office:value="2659.3" calcext:value-type="float">
            <text:p>2659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LI</text:p>
          </table:table-cell>
          <table:table-cell office:value-type="float" office:value="17917" calcext:value-type="float">
            <text:p>17917</text:p>
          </table:table-cell>
          <table:table-cell table:formula="of:=[.F27]/3600" office:value-type="float" office:value="2.51205555555556" calcext:value-type="float">
            <text:p>2.51205555555556</text:p>
          </table:table-cell>
          <table:table-cell table:number-columns-repeated="2"/>
          <table:table-cell office:value-type="float" office:value="9043.4" calcext:value-type="float">
            <text:p>9043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2110" calcext:value-type="float">
            <text:p>421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5679" calcext:value-type="float">
            <text:p>5679</text:p>
          </table:table-cell>
          <table:table-cell table:formula="of:=[.F29]/3600" office:value-type="float" office:value="12.0843333333333" calcext:value-type="float">
            <text:p>12.0843333333333</text:p>
          </table:table-cell>
          <table:table-cell table:number-columns-repeated="2"/>
          <table:table-cell office:value-type="float" office:value="43503.6" calcext:value-type="float">
            <text:p>43503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ORI</text:p>
          </table:table-cell>
          <table:table-cell office:value-type="float" office:value="18335" calcext:value-type="float">
            <text:p>18335</text:p>
          </table:table-cell>
          <table:table-cell table:formula="of:=[.F30]/3600" office:value-type="float" office:value="0.393194444444444" calcext:value-type="float">
            <text:p>0.393194444444444</text:p>
          </table:table-cell>
          <table:table-cell table:number-columns-repeated="2"/>
          <table:table-cell office:value-type="float" office:value="1415.5" calcext:value-type="float">
            <text:p>1415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B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H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W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1">00/00/0000</text:date>, <text:time style:data-style-name="N2" text:time-value="09:58:19.4781607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8T12:55:42.362063492</meta:creation-date>
    <dc:date>2020-03-01T10:02:11.931076312</dc:date>
    <meta:editing-duration>PT1H29M56S</meta:editing-duration>
    <meta:editing-cycles>14</meta:editing-cycles>
    <meta:generator>LibreOffice/6.0.7.3$Linux_X86_64 LibreOffice_project/00m0$Build-3</meta:generator>
    <meta:document-statistic meta:table-count="1" meta:cell-count="144" meta:object-count="0"/>
  </office:meta>
</office:document-meta>
</file>